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0000000CF73E1439B139099FF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70ab" officeooo:paragraph-rsid="000370ab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370ab" officeooo:paragraph-rsid="000370a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370ab" officeooo:paragraph-rsid="000370a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370ab" officeooo:paragraph-rsid="000370a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370ab" officeooo:paragraph-rsid="0008a26f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370ab" officeooo:paragraph-rsid="00092a30" style:font-weight-asian="normal" style:font-weight-complex="normal"/>
    </style:style>
    <style:style style:name="T1" style:family="text">
      <style:text-properties officeooo:rsid="0004fd90"/>
    </style:style>
    <style:style style:name="T2" style:family="text">
      <style:text-properties officeooo:rsid="0008a26f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DIEL DA ROSA RIBEIR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RESENHA – INVICTU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LUMENAU/ SC</text:p>
      <text:p text:style-name="P3">MAIO DE 2021</text:p>
      <text:p text:style-name="P5"><text:soft-page-break/><text:tab/><text:span text:style-name="T2">O Filme retrata um pouco do governo de Mandela e da sua busca para liderar o país e trazer de volta a união que foi perdida, por conta de situações culturais e históricas. Vemos Mandela em sua jornada até o poder e seus esforços trabalhando para a reunião do povo e do bom andamento do país. Vemos a paixão e o amor que Mandela tinha pelo país, além de suas dificuldades, oposições e críticas.</text:span><text:tab/></text:p>
      <text:p text:style-name="P5"><text:tab/>Nesse filme, podemos ver líderes em vários ângulos. Podemos ver, desde suas fraquezas, dificuldade e responsabilidades até seus grandes acertos e suas grandes jogadas para motivar trazer inspiração para as pessoas lideradas por elas. Vemos como no começo do filme, o treinador do time dos “Spring-boxes” estava desmotivado e cabisbaixo depois de tantas derrotas seguidas. Mas também podemos ver como isso motivou ele e ele se esforçou para mudar isso. Um pouco depois vemos que com a ajuda de Mandela ele consegue ajudar o time ainda mais. Ele vê em Mandela um Líder e uma inspiração. Sua simplicidade o inspira a ser igual e ele começa a levar essa energia e entusiasmo ao time para que eles possam representar seu País. <text:span text:style-name="T2">Também podemos ver como a oposição, a mídia e até mesmo Mandela com sua insegurança em alguns momentos se perguntando “Será que não estou me distraindo com o Rugby?”. Esses e muitos outros foram os grandes desafios que precisaram ser vencidos por Mandela para que a união do povo fosse restaurada. </text:span></text:p>
      <text:p text:style-name="P4"><text:tab/>No começo, podemos perceber que não somente o time mas todo o país se encontrava desestruturado e com grande necessidade de um líder. De uma figura carismática que soubesse somo liderá-los e trazer para eles um senso de segurança. O povo se encontrava carente de um líder que estivesse disposto a se expor e a se arriscar para o bem-estar de todos, que não tivesse medo de defender um ponto de vista, alguém que não ficasse em cima do mura, mas que tivesse uma posição clara e uma bandeira a levantar por seus liderados. Mandela era essa pessoa. Ele era aquele que o país precisava naquele momento, seu caráter e sua habilidade de liderança fizeram com que seu objetivo de reunir e reatar os laços que o povo havia perdido foram alcançados. Através de muito trabalho e esforço, Mandela conseguiu fazer com que o povo que estava desestruturado e desunido voltasse a ter união através de um “simples” jogo de Rugby. Mandela conseguiu transformar aquilo que havia separado o país em grupos e trazido consigo o preconceito e a intolerância racial em algo que trouxe união, alegria e paz para o país como nunca antes havia tido. Mandela foi um exemplo a ser seguido na questão de liderança e “manipulação” de seus liderados, mas no bom sentido. Porém, vejo como sua influência poderia ter sido efetiva se seus métodos e sua inspiração não fosse apenas em uma filosofia de bons atos ajuda ao próximo, mas se fosse firmada em Jesus e nos textos bíblicos, acredito que sua influência e o trabalho que ele desempenhou naquele país poderia ter sido infinitamente maior e mais transformador para aquelas pessoas.</text:p>
      <text:p text:style-name="P6"><text:tab/>Vemos em Mandela um sucesso para a reunião do povo e na aparente unidade de todos e na “extinção” ou ao menos em uma atenuação do preconceito e da divisão racial do país, mas, sabemos que de fato, essa mudança e essa união, por não ter sido firmada na palavra de Deus é uma união passageira e enganosa. Sua base se deu em um jogo, que é algo muito bom e realmente traz união e alegria, mas, na minha opinião, falta algo. Existe algo a mais que pode fazer com que essa mudança não seja baseada em algo passageiro, mas em uma pessoa. Jesus Cristo. Ele é a resposta duradoura para a união dos povos e para que todos <text:soft-page-break/>vivam em comunhão e harmonia. Os ensinamentos de Jesus não apenas nos ensinam como viver bem, mas <text:span text:style-name="T1">também nos ensinam porquê viver bem. Nosso motivo para viver segundo os ensinamentos de Jesus não </text:span></text:p>
      <text:p text:style-name="P6"><text:span text:style-name="T1">está firmado em algo passageiro, mas na certeza de que Jesus ressuscitou e está vivo e reinará para sempre. Acredito na transformação que a palavra de Deus e na vida cristã tem um poder transformador duradouro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adornments="Itálico" style:font-family-generic="swiss" style:font-pitch="variable"/>
    <style:font-face style:name="Arial1" svg:font-family="Arial" style:font-adornments="Negrito" style:font-family-generic="swiss" style:font-pitch="variable"/>
    <style:font-face style:name="Arial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language="pt" fo:country="BR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style-name="Normal" style:font-family-generic="swiss" style:font-pitch="variable" fo:language="pt" fo:country="BR"/>
    </style:style>
    <style:style style:name="List" style:family="paragraph" loext:hidden="true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loext:hidden="true" style:hidden="true" style:parent-style-name="Standard" style:class="extra"/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" fo:font-family="Arial" style:font-style-name="Normal" style:font-family-generic="swiss" style:font-pitch="variable" fo:language="pt" fo:country="BR"/>
    </style:style>
    <style:style style:name="Abstrato" style:family="paragraph" style:parent-style-name="Standard">
      <style:paragraph-properties fo:margin-left="8.999cm" fo:margin-right="0cm" fo:text-indent="0cm" style:auto-text-indent="false"/>
    </style:style>
    <style:style style:name="Strong_20_Emphasis" style:display-name="Strong Emphasis" style:family="text">
      <style:text-properties style:font-name="Arial1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font-name="Arial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2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Caption_20_characters" style:display-name="Caption characters" style:family="text" loext:hidden="true" style:hidden="true"/>
    <style:style style:name="Endnote_20_Symbol" style:display-name="Endnote Symbol" style:family="text" loext:hidden="true" style:hidden="true"/>
    <style:style style:name="Source_20_Text" style:display-name="Source Text" style:family="text">
      <style:text-properties style:font-name="Arial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style:style style:name="Index_20_Link" style:display-name="Index Link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Line_20_numbering" style:display-name="Line numbering" style:family="text" loext:hidden="true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1" text:anchor-type="char" svg:width="17cm" svg:height="2.748cm" draw:z-index="2"><draw:image xlink:href="Pictures/1000000000000500000000CF73E1439B139099FF.jpg" xlink:type="simple" xlink:show="embed" xlink:actuate="onLoad" draw:mime-type="image/jpeg"/></draw:frame>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30T14:54:46.574000000</dc:date>
    <meta:editing-duration>PT8M56S</meta:editing-duration>
    <meta:editing-cycles>5</meta:editing-cycles>
    <meta:generator>LibreOffice/7.1.2.2$Windows_X86_64 LibreOffice_project/8a45595d069ef5570103caea1b71cc9d82b2aae4</meta:generator>
    <meta:document-statistic meta:table-count="0" meta:image-count="1" meta:object-count="0" meta:page-count="3" meta:paragraph-count="9" meta:word-count="722" meta:character-count="4102" meta:non-whitespace-character-count="3381"/>
  </office:meta>
</office:document-meta>
</file>